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text-properties officeooo:rsid="00755697" officeooo:paragraph-rsid="00755697"/>
    </style:style>
    <style:style style:name="P56" style:family="paragraph" style:parent-style-name="Standard">
      <style:text-properties officeooo:rsid="00766c74" officeooo:paragraph-rsid="00766c74"/>
    </style:style>
    <style:style style:name="P57" style:family="paragraph" style:parent-style-name="Standard">
      <style:text-properties officeooo:rsid="00784fa8" officeooo:paragraph-rsid="00784fa8"/>
    </style:style>
    <style:style style:name="P58" style:family="paragraph" style:parent-style-name="Standard">
      <style:text-properties officeooo:rsid="00794b17" officeooo:paragraph-rsid="00794b17"/>
    </style:style>
    <style:style style:name="P59" style:family="paragraph" style:parent-style-name="Standard">
      <style:text-properties officeooo:rsid="007eb28e" officeooo:paragraph-rsid="007eb28e"/>
    </style:style>
    <style:style style:name="P60" style:family="paragraph" style:parent-style-name="Standard">
      <style:text-properties officeooo:rsid="007eb28e" officeooo:paragraph-rsid="00abb488"/>
    </style:style>
    <style:style style:name="P61" style:family="paragraph" style:parent-style-name="Standard">
      <style:text-properties officeooo:rsid="007f5da4" officeooo:paragraph-rsid="007f5da4"/>
    </style:style>
    <style:style style:name="P62" style:family="paragraph" style:parent-style-name="Standard">
      <style:text-properties officeooo:rsid="0080266d" officeooo:paragraph-rsid="0080266d"/>
    </style:style>
    <style:style style:name="P63" style:family="paragraph" style:parent-style-name="Standard">
      <style:text-properties officeooo:rsid="00831204" officeooo:paragraph-rsid="00831204"/>
    </style:style>
    <style:style style:name="P64" style:family="paragraph" style:parent-style-name="Standard">
      <style:text-properties officeooo:rsid="008327a0" officeooo:paragraph-rsid="008327a0"/>
    </style:style>
    <style:style style:name="P65" style:family="paragraph" style:parent-style-name="Standard">
      <style:text-properties officeooo:rsid="00836761" officeooo:paragraph-rsid="00836761"/>
    </style:style>
    <style:style style:name="P66" style:family="paragraph" style:parent-style-name="Standard">
      <style:text-properties officeooo:rsid="008500c3" officeooo:paragraph-rsid="008500c3"/>
    </style:style>
    <style:style style:name="P67" style:family="paragraph" style:parent-style-name="Standard">
      <style:text-properties officeooo:rsid="00869c56" officeooo:paragraph-rsid="00869c56"/>
    </style:style>
    <style:style style:name="P68" style:family="paragraph" style:parent-style-name="Standard">
      <style:text-properties officeooo:rsid="00884810" officeooo:paragraph-rsid="00884810"/>
    </style:style>
    <style:style style:name="P69" style:family="paragraph" style:parent-style-name="Standard">
      <style:text-properties officeooo:rsid="008b3153" officeooo:paragraph-rsid="008b3153"/>
    </style:style>
    <style:style style:name="P70" style:family="paragraph" style:parent-style-name="Standard">
      <style:text-properties officeooo:rsid="008cd2f3" officeooo:paragraph-rsid="008cd2f3"/>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bc683" officeooo:paragraph-rsid="00cef444"/>
    </style:style>
    <style:style style:name="P105" style:family="paragraph" style:parent-style-name="Standard">
      <style:text-properties officeooo:rsid="00ca0ef9" officeooo:paragraph-rsid="00c3e609"/>
    </style:style>
    <style:style style:name="P106" style:family="paragraph" style:parent-style-name="Standard">
      <style:text-properties officeooo:rsid="00ce2107" officeooo:paragraph-rsid="00ce2107"/>
    </style:style>
    <style:style style:name="P107" style:family="paragraph" style:parent-style-name="Standard">
      <style:text-properties officeooo:rsid="00cef444" officeooo:paragraph-rsid="00cef444"/>
    </style:style>
    <style:style style:name="P108" style:family="paragraph" style:parent-style-name="Standard" style:list-style-name="L1">
      <style:text-properties officeooo:rsid="0047df7e" officeooo:paragraph-rsid="0047df7e"/>
    </style:style>
    <style:style style:name="P109" style:family="paragraph" style:parent-style-name="Standard">
      <style:text-properties officeooo:rsid="00c3e609" officeooo:paragraph-rsid="00c3e609"/>
    </style:style>
    <style:style style:name="P110" style:family="paragraph" style:parent-style-name="Standard">
      <style:text-properties officeooo:rsid="00d1c161" officeooo:paragraph-rsid="00d1c161"/>
    </style:style>
    <style:style style:name="P111" style:family="paragraph" style:parent-style-name="Standard">
      <style:text-properties officeooo:rsid="00cfe67d" officeooo:paragraph-rsid="00d394fb"/>
    </style:style>
    <style:style style:name="P112" style:family="paragraph" style:parent-style-name="Standard">
      <style:text-properties officeooo:rsid="00d572df" officeooo:paragraph-rsid="00d572df"/>
    </style:style>
    <style:style style:name="P113" style:family="paragraph" style:parent-style-name="Standard">
      <style:text-properties officeooo:rsid="00d7e320" officeooo:paragraph-rsid="00d7e320"/>
    </style:style>
    <style:style style:name="P114" style:family="paragraph" style:parent-style-name="Standard">
      <style:text-properties officeooo:rsid="00d895bf" officeooo:paragraph-rsid="00d895bf"/>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8242158980863962929" text:style-name="L1">
        <text:list-item>
          <text:p text:style-name="P108">creation d’un node module local</text:p>
        </text:list-item>
        <text:list-item>
          <text:p text:style-name="P108">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5">Mardi 14 Mars</text:p>
      <text:p text:style-name="P56">creation d’une foncion <text:span text:style-name="T18">withState qui permet de décorer un composant et d’en gérer le state</text:span></text:p>
      <text:p text:style-name="P58">Cette fonction prend en paramètre le nom de la valeur du state à gérer, les actions qui la modifient, et sa valeur initiale. <text:span text:style-name="T19">Elle va retourner un composant</text:span></text:p>
      <text:p text:style-name="P57">|</text:p>
      <text:p text:style-name="P57">|--&gt; Jeudi 16 Mars</text:p>
      <text:p text:style-name="P57"/>
      <text:p text:style-name="P59">Vendredi 17 Mars</text:p>
      <text:p text:style-name="P61">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2">=&gt; Réécriture de la fonction</text:p>
      <text:p text:style-name="P62"/>
      <text:p text:style-name="P63">Lundi 20 Mars, <text:span text:style-name="T21">Mardi 21 Mars</text:span></text:p>
      <text:p text:style-name="P64">Récriture de withState </text:p>
      <text:p text:style-name="P65">En récursif</text:p>
      <text:p text:style-name="P65"/>
      <text:p text:style-name="P65">Jeudi 23 Mars</text:p>
      <text:p text:style-name="P66">difficultés rencontrées : React utilise un ensemble d’évènements remis à null ensuite. Les fonctions crées lors de l’appel à withState sont faites en mode asynchrone (setState avec callback), les évènements ne sont donc plus définis au moment de l’appel de la fonction.</text:p>
      <text:p text:style-name="P66">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7">Merge de la branch withState</text:p>
      <text:p text:style-name="P67"/>
      <text:p text:style-name="P68">Vendredi 24 Mars</text:p>
      <text:p text:style-name="P68">Mise à jour de Helmet v5 =&gt; utilisation de balise meta, title au lieu d’attributs.</text:p>
      <text:p text:style-name="P68"/>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
      <text:p text:style-name="P75"><text:soft-page-break/>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3"/>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0"/>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6">Vendredi 28 Avril</text:p>
      <text:p text:style-name="P106">utilisation de Modal(confirm)</text:p>
      <text:p text:style-name="P106"/>
      <text:p text:style-name="P107">Mardi 2 Mai</text:p>
      <text:p text:style-name="P111">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11"/>
      <text:p text:style-name="P112">Mercredi 3 Mai</text:p>
      <text:p text:style-name="P112">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14">Ajout du contenu dans le fichier de messages pour l’internationnalisation.</text:p>
      <text:p text:style-name="P113">Ajout d’un bouton vert centré à la place du lien vers le pool.</text:p>
      <text:p text:style-name="P104"/>
      <text:p text:style-name="P102"/>
      <text:p text:style-name="P59"/>
      <text:p text:style-name="P51">REBASE BRANCH : </text:p>
      <text:p text:style-name="P51">git rebase master</text:p>
      <text:p text:style-name="P50">git merge<text:span text:style-name="T16">tool</text:span></text:p>
      <text:p text:style-name="P51">git rebase –continue</text:p>
      <text:p text:style-name="P51"/>
      <text:p text:style-name="P69"><text:soft-page-break/>améliorer formulaire de connection : gestion d’erreurs (clear chanmps (lesquels?) afficher une erreur)</text:p>
      <text:p text:style-name="P70">onReset sur le formulaire =&gt; Implémenter un reset dans le withState</text:p>
      <text:p text:style-name="P50"/>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 sudo yarn start</text:p>
      <text:p text:style-name="P99"/>
      <text:p text:style-name="P100">compilation :</text:p>
      <text:p text:style-name="P100"><text:s/>-npm run dev</text:p>
      <text:p text:style-name="P100"/>
      <text:p text:style-name="P110">192.168.100.111 root azerty</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5-03T13:32:56.899097000</dc:date>
    <meta:editing-duration>P9DT14H50M2S</meta:editing-duration>
    <meta:editing-cycles>121</meta:editing-cycles>
    <meta:document-statistic meta:table-count="0" meta:image-count="0" meta:object-count="0" meta:page-count="6" meta:paragraph-count="169" meta:word-count="1690" meta:character-count="10417" meta:non-whitespace-character-count="8876"/>
  </office:meta>
</office:document-meta>
</file>